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c621" draw:stroke="none" fo:margin="1.000000000000000pt" style:wrap="biggest" style:wrap-dynamic-threshold="0.000000000000000pt" svg:fill-rule="evenodd"/>
    </style:style>
    <style:style style:name="gr3" style:family="graphic">
      <style:graphic-properties draw:fill="solid" draw:fill-color="#ef2118" draw:stroke="none" fo:margin="1.000000000000000pt" style:wrap="biggest" style:wrap-dynamic-threshold="0.000000000000000pt" svg:fill-rule="evenodd"/>
    </style:style>
    <style:style style:name="gr4" style:family="graphic">
      <style:graphic-properties draw:fill="solid" draw:fill-color="#298c08" draw:stroke="none" fo:margin="1.000000000000000pt" style:wrap="biggest" style:wrap-dynamic-threshold="0.000000000000000pt" svg:fill-rule="evenodd"/>
    </style:style>
    <style:style style:name="gr5" style:family="graphic">
      <style:graphic-properties draw:fill="solid" draw:fill-color="#006bc6"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71" draw:layer="" svg:width="202.72050400000pt" svg:height="97.26653600000pt" svg:x="0.39305992000pt" svg:y="0.68334960800pt"/>
          <draw:rect draw:style-name="gr3" draw:id="shape3" draw:name="rect289" draw:layer="" svg:width="202.99566400000pt" svg:height="33.10547200000pt" svg:x="0.00000000000pt" svg:y="66.89448240000pt"/>
          <draw:rect draw:style-name="gr4" draw:id="shape4" draw:name="rect288" draw:layer="" svg:width="202.74015200000pt" svg:height="35.15558160000pt" svg:x="0.39306524000pt" svg:y="0.00000000000pt"/>
          <draw:ellipse draw:style-name="gr5" draw:id="shape5" draw:name="path316" draw:layer="" svg:width="319.44286400000pt" svg:height="319.44281600000pt" draw:transform="matrix(0.13164149000 0.00000000000 0.00000000000 0.13164124000 77.06912850057pt 30.58974369399pt)" draw:kind="full"/>
          <draw:path draw:style-name="gr2" draw:id="shape6" draw:name="path322" draw:layer="" svg:width="33.69155075704pt" svg:height="35.46375410517pt" svg:x="81.09220000000pt" svg:y="33.90892480000pt" svg:viewBox="0 0 34 35" svg:d="M7.5941 2.86824L6.34353 3.75722L10.9114 10.2491L12.1298 9.46354ZM13.3122 18.1918L11.4339 16.8675L12.21 14.3753L2.85391 14.5075L0.145822 12.4108L12.9178 12.2716L15.2864 5.01532L16.5588 7.94932ZM28.1899 4.29628L26.9739 3.35947L22.2343 9.72421L23.3431 10.6612ZM15.4721 14.4384L16.1531 12.2276L18.7369 12.2228L15.7852 3.24397L16.9435 0L20.934 12.2693L28.4901 12.3599L26.1088 14.4729L15.4721 14.4383ZM33.1009 24.4977L33.6093 23.0398L26.1638 20.4325L25.6224 21.7872ZM19.6509 15.3722L21.9407 15.3488L22.7386 17.834L30.2829 12.2369L33.6916 12.3556L23.3693 19.9627L25.6038 27.2621L22.884 25.6192ZM15.8111 35.4412L17.3396 35.4638L17.4103 27.4966L15.9679 27.4095ZM20.0776 19.6414L20.8294 21.8286L18.7543 23.3853L26.4054 28.8321L27.3807 32.137L16.9601 24.6683L10.8301 29.1368L11.5033 26.0063ZM0 22.1943L0.45204 23.671L7.96574 21.2719L7.60091 19.8579ZM16.178 21.404L14.3543 22.8041L12.2477 21.291L9.49527 30.3342L6.68959 32.2953L10.4857 19.9631L4.38575 15.4529L7.53791 15.1308Z" koffice:nodeTypes="cccccccccccccccccccccccccccccccccccccccccccccccc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5:22</dc:date>
    <meta:creation-date>2011-05-22T06:10:41</meta:creation-date>
    <dc:creator>Yue Liu</dc:creator>
  </office:meta>
</office:document-meta>
</file>